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b3d00" draw:fill="solid" draw:fill-color="#ffffa6" draw:textarea-horizontal-align="justify" draw:textarea-vertical-align="middle" draw:auto-grow-height="false" fo:min-height="1.556cm" fo:min-width="2.306cm"/>
    </style:style>
    <style:style style:name="gr2" style:family="graphic" style:parent-style-name="standard">
      <style:graphic-properties svg:stroke-color="#7b3d00" draw:fill="solid" draw:fill-color="#ffffa6"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dash" draw:stroke-dash="Fine_20_Dashe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324cm" fo:min-width="0.06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623cm"/>
    </style:style>
    <style:style style:name="gr10" style:family="graphic" style:parent-style-name="standard">
      <style:graphic-properties draw:stroke="none" svg:stroke-color="#000000" draw:fill="none" draw:fill-color="#ffffff" fo:min-height="0.723cm"/>
    </style:style>
    <style:style style:name="gr11" style:family="graphic" style:parent-style-name="standard">
      <style:graphic-properties svg:stroke-color="#999999" draw:fill="solid" draw:fill-color="#ffffa6" draw:textarea-horizontal-align="justify" draw:textarea-vertical-align="middle" draw:auto-grow-height="false" fo:min-height="1.75cm" fo:min-width="2.5cm"/>
    </style:style>
    <style:style style:name="gr12" style:family="graphic" style:parent-style-name="standard">
      <style:graphic-properties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312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.324cm" fo:min-width="0.066cm"/>
    </style:style>
    <style:style style:name="gr15" style:family="graphic" style:parent-style-name="standard">
      <style:graphic-properties draw:stroke="none" svg:stroke-color="#000000" draw:fill="none" draw:fill-color="#ffffff" fo:min-height="1.412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stroke="solid"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a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  <style:text-properties fo:color="#999999"/>
    </style:style>
    <style:style style:name="P6" style:family="paragraph">
      <loext:graphic-properties draw:fill="solid" draw:fill-color="#ffffa6"/>
      <style:paragraph-properties fo:text-align="center"/>
      <style:text-properties fo:color="#999999"/>
    </style:style>
    <style:style style:name="P7" style:family="paragraph">
      <style:text-properties fo:color="#999999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solid" draw:fill-color="#999999"/>
      <style:paragraph-properties fo:text-align="center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cm" svg:height="2cm" svg:x="8cm" svg:y="4cm">
            <text:p text:style-name="P1">A_y_z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cm" svg:height="2cm" svg:x="2cm" svg:y="7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2cm" svg:x="14cm" svg:y="7cm">
            <text:p text:style-name="P1">Z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1cm" svg:y1="5.9cm" svg:x2="5cm" svg:y2="7cm">
            <text:p/>
          </draw:line>
          <draw:line draw:style-name="gr3" draw:text-style-name="P1" draw:layer="layout" svg:x1="10.8cm" svg:y1="5.9cm" svg:x2="14cm" svg:y2="7cm">
            <text:p/>
          </draw:line>
          <draw:frame draw:style-name="gr4" draw:text-style-name="P3" draw:layer="layout" svg:width="3cm" svg:height="0.962cm" svg:x="5.9cm" svg:y="5cm">
            <draw:text-box>
              <text:p>A_x_y</text:p>
            </draw:text-box>
          </draw:frame>
          <draw:line draw:style-name="gr5" draw:text-style-name="P1" draw:layer="layout" svg:x1="5cm" svg:y1="8.7cm" svg:x2="14cm" svg:y2="8.7cm">
            <text:p/>
          </draw:line>
          <draw:frame draw:style-name="gr6" draw:text-style-name="P3" draw:layer="layout" svg:width="3cm" svg:height="0.962cm" svg:x="5.4cm" svg:y="7.838cm">
            <draw:text-box>
              <text:p>y</text:p>
            </draw:text-box>
          </draw:frame>
          <draw:frame draw:style-name="gr6" draw:text-style-name="P3" draw:layer="layout" svg:width="3cm" svg:height="0.962cm" svg:x="5cm" svg:y="5.638cm">
            <draw:text-box>
              <text:p>y</text:p>
            </draw:text-box>
          </draw:frame>
          <draw:frame draw:style-name="gr6" draw:text-style-name="P3" draw:layer="layout" svg:width="3cm" svg:height="0.962cm" svg:x="13.3cm" svg:y="5.838cm">
            <draw:text-box>
              <text:p>z</text:p>
            </draw:text-box>
          </draw:frame>
          <draw:frame draw:style-name="gr6" draw:text-style-name="P3" draw:layer="layout" svg:width="3cm" svg:height="0.962cm" svg:x="12.8cm" svg:y="7.8cm">
            <draw:text-box>
              <text:p>z</text:p>
            </draw:text-box>
          </draw:frame>
          <draw:custom-shape draw:style-name="gr7" draw:text-style-name="P4" draw:layer="layout" svg:width="0.8cm" svg:height="0.81cm" svg:x="10.5cm" svg:y="5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8cm" svg:height="0.81cm" svg:x="4.6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3cm" svg:height="2cm" svg:x="20cm" svg:y="4cm">
            <text:p text:style-name="P1">Y</text:p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4cm" svg:height="1.673cm" svg:x="23.3cm" svg:y="4.2cm">
            <draw:text-box>
              <text:p>UML Class</text:p>
            </draw:text-box>
          </draw:frame>
          <draw:custom-shape draw:style-name="gr7" draw:text-style-name="P4" draw:layer="layout" svg:width="0.8cm" svg:height="0.81cm" svg:x="21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3" draw:layer="layout" svg:width="5.7cm" svg:height="0.962cm" svg:x="23.3cm" svg:y="9.827cm">
            <draw:text-box>
              <text:p>UML Relationship</text:p>
            </draw:text-box>
          </draw:frame>
          <draw:line draw:style-name="gr3" draw:text-style-name="P1" draw:layer="layout" svg:x1="19.9cm" svg:y1="10.3cm" svg:x2="23cm" svg:y2="10.3cm">
            <text:p/>
          </draw:line>
          <draw:line draw:style-name="gr5" draw:text-style-name="P1" draw:layer="layout" svg:x1="19.9cm" svg:y1="11.4cm" svg:x2="23cm" svg:y2="11.4cm">
            <text:p/>
          </draw:line>
          <draw:frame draw:style-name="gr10" draw:text-style-name="P3" draw:layer="layout" svg:width="4.8cm" svg:height="0.973cm" svg:x="23.3cm" svg:y="8.627cm">
            <draw:text-box>
              <text:p>UML Property</text:p>
            </draw:text-box>
          </draw:frame>
          <draw:frame draw:style-name="gr10" draw:text-style-name="P3" draw:layer="layout" svg:width="5.7cm" svg:height="0.973cm" svg:x="23.2cm" svg:y="10.927cm">
            <draw:text-box>
              <text:p>OCL Relationship</text:p>
            </draw:text-box>
          </draw:frame>
          <draw:custom-shape draw:style-name="gr1" draw:text-style-name="P2" draw:layer="layout" svg:width="3cm" svg:height="2cm" svg:x="20cm" svg:y="6.3cm">
            <text:p text:style-name="P1">A_y_z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" draw:layer="layout" svg:width="5.4cm" svg:height="1.673cm" svg:x="23.3cm" svg:y="6.427cm">
            <draw:text-box>
              <text:p>UML Association</text:p>
            </draw:text-box>
          </draw:frame>
        </draw:g>
      </draw:page>
      <draw:page draw:name="page2" draw:style-name="dp1" draw:master-page-name="Default">
        <draw:g>
          <draw:custom-shape draw:style-name="gr11" draw:text-style-name="P6" draw:layer="layout" svg:width="3cm" svg:height="2cm" svg:x="8cm" svg:y="6cm">
            <text:p text:style-name="P5"><text:span text:style-name="T1">A_y_z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2cm" svg:x="2cm" svg:y="10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2cm" svg:x="14cm" svg:y="10cm">
            <text:p text:style-name="P1">Z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8.1cm" svg:y1="7.9cm" svg:x2="4.9cm" svg:y2="10cm">
            <text:p/>
          </draw:line>
          <draw:line draw:style-name="gr12" draw:text-style-name="P1" draw:layer="layout" svg:x1="11cm" svg:y1="8cm" svg:x2="14cm" svg:y2="10cm">
            <text:p/>
          </draw:line>
          <draw:frame draw:style-name="gr4" draw:text-style-name="P8" draw:layer="layout" svg:width="3.2cm" svg:height="0.962cm" svg:x="5.9cm" svg:y="9.4cm">
            <draw:text-box>
              <text:p text:style-name="P7">y</text:p>
            </draw:text-box>
          </draw:frame>
          <draw:frame draw:style-name="gr13" draw:text-style-name="P8" draw:layer="layout" svg:width="3cm" svg:height="0.962cm" svg:x="11.4cm" svg:y="6.738cm">
            <draw:text-box>
              <text:p text:style-name="P7"><text:span text:style-name="T1">A_y_z</text:span></text:p>
            </draw:text-box>
          </draw:frame>
          <draw:frame draw:style-name="gr6" draw:text-style-name="P8" draw:layer="layout" svg:width="3cm" svg:height="0.962cm" svg:x="5.7cm" svg:y="6.7cm">
            <draw:text-box>
              <text:p text:style-name="P7">A_y_z</text:p>
            </draw:text-box>
          </draw:frame>
          <draw:line draw:style-name="gr3" draw:text-style-name="P1" draw:layer="layout" svg:x1="5cm" svg:y1="11.5cm" svg:x2="14cm" svg:y2="11.5cm">
            <text:p/>
          </draw:line>
          <draw:frame draw:style-name="gr6" draw:text-style-name="P3" draw:layer="layout" svg:width="3cm" svg:height="0.962cm" svg:x="5.5cm" svg:y="10.6cm">
            <draw:text-box>
              <text:p>y</text:p>
            </draw:text-box>
          </draw:frame>
          <draw:frame draw:style-name="gr6" draw:text-style-name="P8" draw:layer="layout" svg:width="3cm" svg:height="0.962cm" svg:x="12.6cm" svg:y="9.538cm">
            <draw:text-box>
              <text:p text:style-name="P7">z</text:p>
            </draw:text-box>
          </draw:frame>
          <draw:frame draw:style-name="gr6" draw:text-style-name="P3" draw:layer="layout" svg:width="3cm" svg:height="0.962cm" svg:x="13cm" svg:y="10.5cm">
            <draw:text-box>
              <text:p>z</text:p>
            </draw:text-box>
          </draw:frame>
          <draw:custom-shape draw:style-name="gr2" draw:text-style-name="P2" draw:layer="layout" svg:width="3cm" svg:height="2cm" svg:x="20cm" svg:y="4cm">
            <text:p text:style-name="P1">X</text:p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5.4cm" svg:height="1.673cm" svg:x="23.5cm" svg:y="8cm">
            <draw:text-box>
              <text:p>lazy</text:p>
              <text:p>Pivot Class</text:p>
            </draw:text-box>
          </draw:frame>
          <draw:custom-shape draw:style-name="gr7" draw:text-style-name="P4" draw:layer="layout" svg:width="0.8cm" svg:height="0.81cm" svg:x="21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8cm" svg:height="0.81cm" svg:x="4.6cm" svg:y="11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8cm" svg:height="0.81cm" svg:x="13.6cm" svg:y="11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cm" svg:height="0.81cm" svg:x="7.6cm" svg:y="7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cm" svg:height="0.81cm" svg:x="10.6cm" svg:y="7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cm" svg:height="0.81cm" svg:x="4.6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cm" svg:height="0.81cm" svg:x="13.6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3cm" svg:height="2cm" svg:x="20cm" svg:y="8cm">
            <text:p text:style-name="P5"><text:span text:style-name="T1">X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8cm" svg:height="0.81cm" svg:x="21cm" svg:y="1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4.1cm" svg:height="1.673cm" svg:x="23.4cm" svg:y="11.027cm">
            <draw:text-box>
              <text:p>lazy Pivot</text:p>
              <text:p>Relationship</text:p>
            </draw:text-box>
          </draw:frame>
          <draw:line draw:style-name="gr12" draw:text-style-name="P1" draw:layer="layout" svg:x1="20cm" svg:y1="11.7cm" svg:x2="23.1cm" svg:y2="11.7cm">
            <text:p/>
          </draw:line>
          <draw:frame draw:style-name="gr16" draw:text-style-name="P3" draw:layer="layout" svg:width="6cm" svg:height="1cm" svg:x="23.18cm" svg:y="10.149cm">
            <draw:text-box>
              <text:p>lazy Pivot Property</text:p>
            </draw:text-box>
          </draw:frame>
          <draw:custom-shape draw:style-name="gr2" draw:text-style-name="P2" draw:layer="layout" svg:width="3cm" svg:height="2cm" svg:x="20cm" svg:y="4cm">
            <text:p text:style-name="P1">X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8cm" svg:height="0.81cm" svg:x="21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5.6cm" svg:height="0.962cm" svg:x="23.4cm" svg:y="7.1cm">
            <draw:text-box>
              <text:p>Pivot Relationship</text:p>
            </draw:text-box>
          </draw:frame>
          <draw:line draw:style-name="gr3" draw:text-style-name="P1" draw:layer="layout" svg:x1="20cm" svg:y1="7.6cm" svg:x2="23.1cm" svg:y2="7.6cm">
            <text:p/>
          </draw:line>
          <draw:frame draw:style-name="gr4" draw:text-style-name="P3" draw:layer="layout" svg:width="4.5cm" svg:height="0.962cm" svg:x="23.4cm" svg:y="6cm">
            <draw:text-box>
              <text:p>Pivot Property</text:p>
            </draw:text-box>
          </draw:frame>
          <draw:frame draw:style-name="gr9" draw:text-style-name="P3" draw:layer="layout" svg:width="5.4cm" svg:height="0.962cm" svg:x="23.4cm" svg:y="4.227cm">
            <draw:text-box>
              <text:p>Pivot Class</text:p>
            </draw:text-box>
          </draw:frame>
        </draw:g>
      </draw:page>
      <draw:page draw:name="page3" draw:style-name="dp1" draw:master-page-name="Default">
        <draw:custom-shape draw:style-name="gr1" draw:text-style-name="P2" draw:layer="layout" svg:width="3cm" svg:height="2cm" svg:x="8cm" svg:y="8cm">
          <text:p text:style-name="P1">A_x_y_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8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cm" svg:y="10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cm" svg:y="10cm">
          <text:p text:style-name="P1">Z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6cm" svg:x2="9.5cm" svg:y2="8cm">
          <text:p/>
        </draw:line>
        <draw:frame draw:style-name="gr6" draw:text-style-name="P3" draw:layer="layout" svg:width="3cm" svg:height="0.962cm" svg:x="9.6cm" svg:y="6cm">
          <draw:text-box>
            <text:p>x</text:p>
          </draw:text-box>
        </draw:frame>
        <draw:frame draw:style-name="gr6" draw:text-style-name="P3" draw:layer="layout" svg:width="3cm" svg:height="0.962cm" svg:x="9.6cm" svg:y="7.038cm">
          <draw:text-box>
            <text:p>A_x_y_z</text:p>
          </draw:text-box>
        </draw:frame>
        <draw:line draw:style-name="gr3" draw:text-style-name="P1" draw:layer="layout" svg:x1="8.1cm" svg:y1="10cm" svg:x2="4.9cm" svg:y2="10cm">
          <text:p/>
        </draw:line>
        <draw:line draw:style-name="gr3" draw:text-style-name="P1" draw:layer="layout" svg:x1="10.9cm" svg:y1="10cm" svg:x2="14cm" svg:y2="10cm">
          <text:p/>
        </draw:line>
        <draw:frame draw:style-name="gr6" draw:text-style-name="P3" draw:layer="layout" svg:width="3cm" svg:height="0.962cm" svg:x="15.7cm" svg:y="8.738cm">
          <draw:text-box>
            <text:p>z</text:p>
          </draw:text-box>
        </draw:frame>
        <draw:frame draw:style-name="gr6" draw:text-style-name="P3" draw:layer="layout" svg:width="3cm" svg:height="0.962cm" svg:x="11.1cm" svg:y="8.838cm">
          <draw:text-box>
            <text:p>A_x_y_z</text:p>
          </draw:text-box>
        </draw:frame>
        <draw:frame draw:style-name="gr16" draw:text-style-name="P3" draw:layer="layout" svg:width="3cm" svg:height="1cm" svg:x="5.2cm" svg:y="8.7cm">
          <draw:text-box>
            <text:p>A_x_y_z</text:p>
          </draw:text-box>
        </draw:frame>
        <draw:line draw:style-name="gr5" draw:text-style-name="P1" draw:layer="layout" svg:x1="8cm" svg:y1="5.5cm" svg:x2="3cm" svg:y2="10cm">
          <text:p/>
        </draw:line>
        <draw:frame draw:style-name="gr17" draw:text-style-name="P3" draw:layer="layout" svg:width="2.9cm" svg:height="0.962cm" svg:x="2.5cm" svg:y="8.838cm">
          <draw:text-box>
            <text:p>y</text:p>
          </draw:text-box>
        </draw:frame>
        <draw:line draw:style-name="gr5" draw:text-style-name="P1" draw:layer="layout" svg:x1="11cm" svg:y1="5.5cm" svg:x2="16cm" svg:y2="10cm">
          <text:p/>
        </draw:line>
        <draw:frame draw:style-name="gr6" draw:text-style-name="P3" draw:layer="layout" svg:width="3cm" svg:height="0.962cm" svg:x="11cm" svg:y="4.638cm">
          <draw:text-box>
            <text:p>x</text:p>
          </draw:text-box>
        </draw:frame>
        <draw:frame draw:style-name="gr6" draw:text-style-name="P3" draw:layer="layout" svg:width="3cm" svg:height="0.962cm" svg:x="7.2cm" svg:y="4.638cm">
          <draw:text-box>
            <text:p>x</text:p>
          </draw:text-box>
        </draw:frame>
        <draw:line draw:style-name="gr5" draw:text-style-name="P1" draw:layer="layout" svg:x1="5cm" svg:y1="11.7cm" svg:x2="14cm" svg:y2="11.7cm">
          <text:p/>
        </draw:line>
        <draw:frame draw:style-name="gr6" draw:text-style-name="P3" draw:layer="layout" svg:width="3cm" svg:height="0.962cm" svg:x="5.4cm" svg:y="10.838cm">
          <draw:text-box>
            <text:p>y</text:p>
          </draw:text-box>
        </draw:frame>
        <draw:frame draw:style-name="gr6" draw:text-style-name="P3" draw:layer="layout" svg:width="3cm" svg:height="0.962cm" svg:x="5.5cm" svg:y="10cm">
          <draw:text-box>
            <text:p>y</text:p>
          </draw:text-box>
        </draw:frame>
        <draw:frame draw:style-name="gr6" draw:text-style-name="P3" draw:layer="layout" svg:width="3cm" svg:height="0.962cm" svg:x="12.8cm" svg:y="9.938cm">
          <draw:text-box>
            <text:p>z</text:p>
          </draw:text-box>
        </draw:frame>
        <draw:frame draw:style-name="gr6" draw:text-style-name="P3" draw:layer="layout" svg:width="3cm" svg:height="0.962cm" svg:x="12.8cm" svg:y="10.8cm">
          <draw:text-box>
            <text:p>z</text:p>
          </draw:text-box>
        </draw:frame>
        <draw:custom-shape draw:style-name="gr7" draw:text-style-name="P4" draw:layer="layout" svg:width="0.8cm" svg:height="0.81cm" svg:x="9.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9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7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10.6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4.6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13.7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2cm" svg:x="20cm" svg:y="4cm">
          <text:p text:style-name="P1">X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4cm" svg:height="1.673cm" svg:x="23.3cm" svg:y="4.2cm">
          <draw:text-box>
            <text:p>UML Class</text:p>
          </draw:text-box>
        </draw:frame>
        <draw:custom-shape draw:style-name="gr7" draw:text-style-name="P4" draw:layer="layout" svg:width="0.8cm" svg:height="0.81cm" svg:x="2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7cm" svg:height="0.962cm" svg:x="23.3cm" svg:y="9.827cm">
          <draw:text-box>
            <text:p>UML Relationship</text:p>
          </draw:text-box>
        </draw:frame>
        <draw:line draw:style-name="gr3" draw:text-style-name="P1" draw:layer="layout" svg:x1="19.9cm" svg:y1="10.3cm" svg:x2="23cm" svg:y2="10.3cm">
          <text:p/>
        </draw:line>
        <draw:line draw:style-name="gr5" draw:text-style-name="P1" draw:layer="layout" svg:x1="19.9cm" svg:y1="11.4cm" svg:x2="23cm" svg:y2="11.4cm">
          <text:p/>
        </draw:line>
        <draw:line draw:style-name="gr5" draw:text-style-name="P1" draw:layer="layout" svg:x1="11cm" svg:y1="5.5cm" svg:x2="16cm" svg:y2="10cm">
          <text:p/>
        </draw:line>
        <draw:frame draw:style-name="gr10" draw:text-style-name="P3" draw:layer="layout" svg:width="4.8cm" svg:height="0.973cm" svg:x="23.3cm" svg:y="8.627cm">
          <draw:text-box>
            <text:p>UML Property</text:p>
          </draw:text-box>
        </draw:frame>
        <draw:frame draw:style-name="gr10" draw:text-style-name="P3" draw:layer="layout" svg:width="5.7cm" svg:height="0.973cm" svg:x="23.2cm" svg:y="10.927cm">
          <draw:text-box>
            <text:p>OCL Relationship</text:p>
          </draw:text-box>
        </draw:frame>
        <draw:custom-shape draw:style-name="gr1" draw:text-style-name="P2" draw:layer="layout" svg:width="3cm" svg:height="2cm" svg:x="20cm" svg:y="6.3cm">
          <text:p text:style-name="P1">A_x_y_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5.4cm" svg:height="1.673cm" svg:x="23.3cm" svg:y="6.427cm">
          <draw:text-box>
            <text:p>UML Association</text:p>
          </draw:text-box>
        </draw:frame>
      </draw:page>
      <draw:page draw:name="page4" draw:style-name="dp1" draw:master-page-name="Default">
        <draw:custom-shape draw:style-name="gr11" draw:text-style-name="P6" draw:layer="layout" svg:width="3cm" svg:height="2cm" svg:x="8cm" svg:y="8cm">
          <text:p text:style-name="P5"><text:span text:style-name="T1">A_x_y_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8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cm" svg:y="10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cm" svg:y="10cm">
          <text:p text:style-name="P1">Z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5cm" svg:y1="6cm" svg:x2="9.5cm" svg:y2="8cm">
          <text:p/>
        </draw:line>
        <draw:frame draw:style-name="gr6" draw:text-style-name="P8" draw:layer="layout" svg:width="3cm" svg:height="0.962cm" svg:x="9.6cm" svg:y="6cm">
          <draw:text-box>
            <text:p text:style-name="P7"><text:span text:style-name="T1">x</text:span></text:p>
          </draw:text-box>
        </draw:frame>
        <draw:frame draw:style-name="gr6" draw:text-style-name="P8" draw:layer="layout" svg:width="3cm" svg:height="0.962cm" svg:x="9.6cm" svg:y="7.038cm">
          <draw:text-box>
            <text:p text:style-name="P7"><text:span text:style-name="T1">A_x_y_z</text:span></text:p>
          </draw:text-box>
        </draw:frame>
        <draw:line draw:style-name="gr12" draw:text-style-name="P1" draw:layer="layout" svg:x1="8cm" svg:y1="10cm" svg:x2="4.9cm" svg:y2="10cm">
          <text:p/>
        </draw:line>
        <draw:line draw:style-name="gr12" draw:text-style-name="P1" draw:layer="layout" svg:x1="11cm" svg:y1="10cm" svg:x2="14cm" svg:y2="10cm">
          <text:p/>
        </draw:line>
        <draw:frame draw:style-name="gr4" draw:text-style-name="P8" draw:layer="layout" svg:width="3.2cm" svg:height="0.962cm" svg:x="5.5cm" svg:y="9.9cm">
          <draw:text-box>
            <text:p text:style-name="P7">y</text:p>
          </draw:text-box>
        </draw:frame>
        <draw:frame draw:style-name="gr6" draw:text-style-name="P3" draw:layer="layout" svg:width="3cm" svg:height="0.962cm" svg:x="15.7cm" svg:y="8.738cm">
          <draw:text-box>
            <text:p>z</text:p>
          </draw:text-box>
        </draw:frame>
        <draw:frame draw:style-name="gr13" draw:text-style-name="P8" draw:layer="layout" svg:width="3cm" svg:height="0.962cm" svg:x="11cm" svg:y="8.6cm">
          <draw:text-box>
            <text:p text:style-name="P7"><text:span text:style-name="T1">A_x_y_z</text:span></text:p>
          </draw:text-box>
        </draw:frame>
        <draw:frame draw:style-name="gr6" draw:text-style-name="P8" draw:layer="layout" svg:width="3cm" svg:height="0.962cm" svg:x="5.2cm" svg:y="8.538cm">
          <draw:text-box>
            <text:p text:style-name="P7">A_x_y_z</text:p>
          </draw:text-box>
        </draw:frame>
        <draw:line draw:style-name="gr3" draw:text-style-name="P1" draw:layer="layout" svg:x1="8cm" svg:y1="5cm" svg:x2="3cm" svg:y2="10cm">
          <text:p/>
        </draw:line>
        <draw:frame draw:style-name="gr6" draw:text-style-name="P3" draw:layer="layout" svg:width="3cm" svg:height="0.962cm" svg:x="2.6cm" svg:y="8.7cm">
          <draw:text-box>
            <text:p>y</text:p>
          </draw:text-box>
        </draw:frame>
        <draw:line draw:style-name="gr3" draw:text-style-name="P1" draw:layer="layout" svg:x1="11cm" svg:y1="5cm" svg:x2="16cm" svg:y2="10cm">
          <text:p/>
        </draw:line>
        <draw:frame draw:style-name="gr6" draw:text-style-name="P3" draw:layer="layout" svg:width="3cm" svg:height="0.962cm" svg:x="11.4cm" svg:y="4.738cm">
          <draw:text-box>
            <text:p>x</text:p>
          </draw:text-box>
        </draw:frame>
        <draw:frame draw:style-name="gr6" draw:text-style-name="P3" draw:layer="layout" svg:width="3cm" svg:height="0.962cm" svg:x="6.8cm" svg:y="4.738cm">
          <draw:text-box>
            <text:p>x</text:p>
          </draw:text-box>
        </draw:frame>
        <draw:line draw:style-name="gr3" draw:text-style-name="P1" draw:layer="layout" svg:x1="5cm" svg:y1="11.5cm" svg:x2="14cm" svg:y2="11.5cm">
          <text:p/>
        </draw:line>
        <draw:frame draw:style-name="gr6" draw:text-style-name="P3" draw:layer="layout" svg:width="3cm" svg:height="0.962cm" svg:x="5.5cm" svg:y="10.6cm">
          <draw:text-box>
            <text:p>y</text:p>
          </draw:text-box>
        </draw:frame>
        <draw:frame draw:style-name="gr6" draw:text-style-name="P8" draw:layer="layout" svg:width="3cm" svg:height="0.962cm" svg:x="13cm" svg:y="9.9cm">
          <draw:text-box>
            <text:p text:style-name="P7">z</text:p>
          </draw:text-box>
        </draw:frame>
        <draw:frame draw:style-name="gr6" draw:text-style-name="P3" draw:layer="layout" svg:width="3cm" svg:height="0.962cm" svg:x="13cm" svg:y="10.5cm">
          <draw:text-box>
            <text:p>z</text:p>
          </draw:text-box>
        </draw:frame>
        <draw:custom-shape draw:style-name="gr2" draw:text-style-name="P2" draw:layer="layout" svg:width="3cm" svg:height="2cm" svg:x="20cm" svg:y="4cm">
          <text:p text:style-name="P1">X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4cm" svg:height="1.673cm" svg:x="23.5cm" svg:y="8cm">
          <draw:text-box>
            <text:p>lazy</text:p>
            <text:p>Pivot Class</text:p>
          </draw:text-box>
        </draw:frame>
        <draw:custom-shape draw:style-name="gr7" draw:text-style-name="P4" draw:layer="layout" svg:width="0.8cm" svg:height="0.81cm" svg:x="2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7.6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10.59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2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4.6cm" svg:y="1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13.6cm" svg:y="11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1cm" svg:x="15.6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9.1cm" svg:y="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9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7.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10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1cm" svg:x="13.6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cm" svg:height="2cm" svg:x="20cm" svg:y="8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8cm" svg:height="0.81cm" svg:x="2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4.1cm" svg:height="1.673cm" svg:x="23.4cm" svg:y="11.027cm">
          <draw:text-box>
            <text:p>lazy Pivot</text:p>
            <text:p>Relationship</text:p>
          </draw:text-box>
        </draw:frame>
        <draw:line draw:style-name="gr12" draw:text-style-name="P1" draw:layer="layout" svg:x1="20cm" svg:y1="11.7cm" svg:x2="23.1cm" svg:y2="11.7cm">
          <text:p/>
        </draw:line>
        <draw:frame draw:style-name="gr16" draw:text-style-name="P3" draw:layer="layout" svg:width="6cm" svg:height="1cm" svg:x="23.3cm" svg:y="10.3cm">
          <draw:text-box>
            <text:p>lazy Pivot Property</text:p>
          </draw:text-box>
        </draw:frame>
        <draw:custom-shape draw:style-name="gr2" draw:text-style-name="P2" draw:layer="layout" svg:width="3cm" svg:height="2cm" svg:x="20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1cm" svg:x="2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cm" svg:height="0.962cm" svg:x="23.4cm" svg:y="7.1cm">
          <draw:text-box>
            <text:p>Pivot Relationship</text:p>
          </draw:text-box>
        </draw:frame>
        <draw:line draw:style-name="gr3" draw:text-style-name="P1" draw:layer="layout" svg:x1="20cm" svg:y1="7.6cm" svg:x2="23.1cm" svg:y2="7.6cm">
          <text:p/>
        </draw:line>
        <draw:frame draw:style-name="gr4" draw:text-style-name="P3" draw:layer="layout" svg:width="4.5cm" svg:height="0.962cm" svg:x="23.4cm" svg:y="6cm">
          <draw:text-box>
            <text:p>Pivot Property</text:p>
          </draw:text-box>
        </draw:frame>
        <draw:frame draw:style-name="gr9" draw:text-style-name="P3" draw:layer="layout" svg:width="5.4cm" svg:height="0.962cm" svg:x="23.4cm" svg:y="4.227cm">
          <draw:text-box>
            <text:p>Pivot Cla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4T11:39:20.590000000</meta:creation-date>
    <dc:date>2021-06-24T15:50:17.387000000</dc:date>
    <meta:editing-duration>PT19M39S</meta:editing-duration>
    <meta:editing-cycles>3</meta:editing-cycles>
    <meta:generator>LibreOffice/6.2.5.2$Windows_X86_64 LibreOffice_project/1ec314fa52f458adc18c4f025c545a4e8b22c159</meta:generator>
    <meta:document-statistic meta:object-count="144"/>
  </office:meta>
</office:document-meta>
</file>